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9cd27" officeooo:paragraph-rsid="0009cd27"/>
    </style:style>
    <style:style style:name="P2" style:family="paragraph" style:parent-style-name="Standard">
      <style:text-properties officeooo:rsid="0009cd27" officeooo:paragraph-rsid="000b3b4c"/>
    </style:style>
    <style:style style:name="P3" style:family="paragraph" style:parent-style-name="Standard">
      <style:text-properties officeooo:rsid="0009cd27" officeooo:paragraph-rsid="000c6635"/>
    </style:style>
    <style:style style:name="P4" style:family="paragraph" style:parent-style-name="Standard">
      <style:text-properties officeooo:rsid="0009cd27" officeooo:paragraph-rsid="000ddfc2"/>
    </style:style>
    <style:style style:name="P5" style:family="paragraph" style:parent-style-name="Standard">
      <style:text-properties officeooo:rsid="000b3b4c" officeooo:paragraph-rsid="000b3b4c"/>
    </style:style>
    <style:style style:name="P6" style:family="paragraph" style:parent-style-name="Standard">
      <style:paragraph-properties fo:text-align="center" style:justify-single-word="false"/>
      <style:text-properties officeooo:rsid="000b3b4c" officeooo:paragraph-rsid="000b3b4c"/>
    </style:style>
    <style:style style:name="P7" style:family="paragraph" style:parent-style-name="Standard">
      <style:text-properties fo:font-style="italic" officeooo:rsid="000b3b4c" officeooo:paragraph-rsid="000b3b4c" style:font-style-asian="italic" style:font-style-complex="italic"/>
    </style:style>
    <style:style style:name="P8" style:family="paragraph" style:parent-style-name="Standard">
      <style:text-properties officeooo:rsid="000ddfc2" officeooo:paragraph-rsid="000ddfc2"/>
    </style:style>
    <style:style style:name="P9" style:family="paragraph" style:parent-style-name="Standard">
      <style:text-properties officeooo:rsid="000f1f1a" officeooo:paragraph-rsid="000f1f1a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b3b4c"/>
    </style:style>
    <style:style style:name="T3" style:family="text">
      <style:text-properties style:text-position="super 58%" officeooo:rsid="000c6635"/>
    </style:style>
    <style:style style:name="T4" style:family="text">
      <style:text-properties style:text-position="super 58%" officeooo:rsid="000ddfc2"/>
    </style:style>
    <style:style style:name="T5" style:family="text">
      <style:text-properties officeooo:rsid="000b3b4c"/>
    </style:style>
    <style:style style:name="T6" style:family="text">
      <style:text-properties officeooo:rsid="000c6635"/>
    </style:style>
    <style:style style:name="T7" style:family="text">
      <style:text-properties officeooo:rsid="000ddfc2"/>
    </style:style>
    <style:style style:name="T8" style:family="text">
      <style:text-properties style:text-position="sub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ermutation Group of Functions</text:p>
      <text:p text:style-name="P6">by Sven Nilsen, 2020</text:p>
      <text:p text:style-name="P1"/>
      <text:p text:style-name="P7">In this paper I show that the permutation group of functions satisf<text:span text:style-name="T6">ies</text:span> the axioms of Group Theory.</text:p>
      <text:p text:style-name="P1"/>
      <text:p text:style-name="P1">A permutation `f` on a finite identity map `id :<text:span text:style-name="T6">= [0, n)</text:span>` has the following property:</text:p>
      <text:p text:style-name="P1"/>
      <text:p text:style-name="P1"><text:tab/>∃ n : nat { f<text:span text:style-name="T1">n</text:span> &lt;=&gt; id }</text:p>
      <text:p text:style-name="P1"/>
      <text:p text:style-name="P1">The same interpretation can be used on functions, therefore `id` corresponds to the identity function.</text:p>
      <text:p text:style-name="P1"/>
      <text:p text:style-name="P1">From this axiom <text:span text:style-name="T5">alone</text:span>, one can derive the axioms of Group Theory over function composition:</text:p>
      <text:p text:style-name="P1"/>
      <text:p text:style-name="P1"><text:tab/>f<text:span text:style-name="T1">a</text:span> · f<text:span text:style-name="T1">b</text:span> &lt;=&gt; f<text:span text:style-name="T1">(a+b)%n</text:span><text:tab/><text:tab/><text:tab/>Closure</text:p>
      <text:p text:style-name="P1"/>
      <text:p text:style-name="P1"><text:tab/>(f<text:span text:style-name="T1">a</text:span> · f<text:span text:style-name="T1">b</text:span>) · f<text:span text:style-name="T1">c</text:span> &lt;=&gt; f<text:span text:style-name="T1">a</text:span> · (f<text:span text:style-name="T1">b</text:span> · f<text:span text:style-name="T1">c</text:span>)<text:tab/><text:tab/>Associativity</text:p>
      <text:p text:style-name="P1"/>
      <text:p text:style-name="P1"><text:tab/><text:span text:style-name="T5">f</text:span><text:span text:style-name="T2">n</text:span><text:span text:style-name="T5"><text:tab/><text:tab/><text:tab/><text:tab/><text:tab/>Identity element</text:span></text:p>
      <text:p text:style-name="P3"/>
      <text:p text:style-name="P3"><text:tab/><text:span text:style-name="T6">f</text:span><text:span text:style-name="T3">0</text:span><text:span text:style-name="T6"> </text:span>· <text:span text:style-name="T6">f</text:span><text:span text:style-name="T3">0</text:span><text:span text:style-name="T6"> &lt;=&gt; f</text:span><text:span text:style-name="T3">0</text:span><text:span text:style-name="T6"><text:tab/><text:tab/><text:tab/><text:tab/>Inverse element for `n = 0`</text:span></text:p>
      <text:p text:style-name="P3"/>
      <text:p text:style-name="P4"><text:tab/><text:span text:style-name="T7">f</text:span><text:span text:style-name="T4">1</text:span><text:span text:style-name="T7"> </text:span>· <text:span text:style-name="T7">f</text:span><text:span text:style-name="T4">1</text:span><text:span text:style-name="T7"> &lt;=&gt; f</text:span><text:span text:style-name="T4">1</text:span><text:span text:style-name="T7"><text:tab/><text:tab/><text:tab/><text:tab/>Inverse element for `n = 1`</text:span></text:p>
      <text:p text:style-name="P3"/>
      <text:p text:style-name="P2"><text:tab/><text:span text:style-name="T5">f </text:span>· <text:span text:style-name="T5">f</text:span><text:span text:style-name="T2">n-1</text:span><text:span text:style-name="T5"> &lt;=&gt; f</text:span><text:span text:style-name="T2">n-1</text:span><text:span text:style-name="T5"> </text:span>· <text:span text:style-name="T5">f &lt;=&gt; f</text:span><text:span text:style-name="T2">n</text:span><text:span text:style-name="T5"><text:tab/><text:tab/>Inverse element for `n &gt; 1`</text:span></text:p>
      <text:p text:style-name="P2"/>
      <text:p text:style-name="P5">Some consequences:</text:p>
      <text:p text:style-name="P2"/>
      <text:p text:style-name="P2"><text:tab/><text:span text:style-name="T5">(f</text:span><text:span text:style-name="T2">0</text:span><text:span text:style-name="T5"> &lt;=&gt; id) &lt;=&gt; (f &lt;=&gt; ())<text:tab/><text:tab/>The unit element `()`</text:span></text:p>
      <text:p text:style-name="P2"/>
      <text:p text:style-name="P2"><text:tab/><text:span text:style-name="T5">(f</text:span><text:span text:style-name="T2">1</text:span><text:span text:style-name="T5"> &lt;=&gt; id) &lt;=&gt; (f &lt;=&gt; id)<text:tab/><text:tab/>The `id` function</text:span></text:p>
      <text:p text:style-name="P2"/>
      <text:p text:style-name="P2"><text:tab/><text:span text:style-name="T5">(f</text:span><text:span text:style-name="T2">2</text:span><text:span text:style-name="T5"> &lt;=&gt; id) &lt;=&gt; (f</text:span><text:span text:style-name="T2">-1</text:span><text:span text:style-name="T5"> &lt;=&gt; f)<text:tab/><text:tab/>Self inverse</text:span></text:p>
      <text:p text:style-name="P2"/>
      <text:p text:style-name="P2"><text:tab/><text:span text:style-name="T6">(f</text:span><text:span text:style-name="T3">n</text:span><text:span text:style-name="T6"> &lt;=&gt; id) &lt;=&gt; (f</text:span><text:span text:style-name="T3">-1</text:span><text:span text:style-name="T6"> &lt;=&gt; f</text:span><text:span text:style-name="T3">n-1</text:span><text:span text:style-name="T6">)<text:tab/><text:tab/>General inverse when `n &gt; 1`</text:span></text:p>
      <text:p text:style-name="P2"/>
      <text:p text:style-name="P8">Any constant can be thought of as constructed by a function of type `() → T`.</text:p>
      <text:p text:style-name="P9">Since `id<text:span text:style-name="T8">()</text:span> : () → ()`, it means that `f<text:span text:style-name="T1">0</text:span> &lt;=&gt; id` is logically equivalent to `f &lt;=&gt; ()`.</text:p>
      <text:p text:style-name="P2"/>
      <text:p text:style-name="P8">Applying the general inverse when `n = 1` would lead to an error:</text:p>
      <text:p text:style-name="P8"/>
      <text:p text:style-name="P8"><text:tab/>id<text:span text:style-name="T1">-1</text:span> &lt;=&gt; id<text:span text:style-name="T1">0</text:span></text:p>
      <text:p text:style-name="P8"/>
      <text:p text:style-name="P8">Luckily, since `id<text:span text:style-name="T1">2</text:span> &lt;=&gt; id`, it also satisfies its own self inverse:</text:p>
      <text:p text:style-name="P8"/>
      <text:p text:style-name="P8"><text:tab/>(id<text:span text:style-name="T1">2</text:span> &lt;=&gt; id) =&gt; (id<text:span text:style-name="T1">-1</text:span> &lt;=&gt; i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14:00:56.179441000</meta:creation-date>
    <dc:date>2020-03-21T14:44:09.996265000</dc:date>
    <meta:editing-duration>PT1M52S</meta:editing-duration>
    <meta:editing-cycles>1</meta:editing-cycles>
    <meta:document-statistic meta:table-count="0" meta:image-count="0" meta:object-count="0" meta:page-count="1" meta:paragraph-count="24" meta:word-count="253" meta:character-count="1262" meta:non-whitespace-character-count="1002"/>
    <meta:generator>LibreOffice/5.1.2.2$MacOSX_X86_64 LibreOffice_project/d3bf12ecb743fc0d20e0be0c58ca359301eb705f</meta:generator>
  </office:meta>
</office:document-meta>
</file>